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" svg:font-family="Times" style:font-family-generic="roman"/>
  </office:font-face-decls>
  <office:automatic-styles>
    <style:style style:name="P1" style:family="paragraph" style:parent-style-name="Standard">
      <style:paragraph-properties fo:line-height="150%"/>
      <style:text-properties style:font-name="Times" officeooo:rsid="00133df7" officeooo:paragraph-rsid="00133df7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" officeooo:rsid="00133df7" officeooo:paragraph-rsid="00133df7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" fo:font-style="normal" fo:font-weight="bold" officeooo:rsid="002316b0" officeooo:paragraph-rsid="002316b0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nor Hanley</text:p>
      <text:p text:style-name="P1">LIN 313</text:p>
      <text:p text:style-name="P1">Prof Venkat</text:p>
      <text:p text:style-name="P1">August 1, 2022</text:p>
      <text:p text:style-name="P2">Assignment 3</text:p>
      <text:p text:style-name="P3">Problem 1:</text:p>
      <text:p text:style-name="P3"><text:span text:style-name="T1">The first measurement that I used to try and determine the authorship status of the Questioned Paragraph was to determine the words which each texts use that are least likely to occur. In other wo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" svg:font-family="Times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2T18:36:07.170186336</meta:creation-date>
    <dc:date>2022-08-01T19:03:35.575936027</dc:date>
    <meta:editing-duration>PT5H2M46S</meta:editing-duration>
    <meta:editing-cycles>5</meta:editing-cycles>
    <meta:generator>LibreOffice/7.3.5.2$Linux_X86_64 LibreOffice_project/184fe81b8c8c30d8b5082578aee2fed2ea847c01</meta:generator>
    <meta:document-statistic meta:table-count="0" meta:image-count="0" meta:object-count="0" meta:page-count="1" meta:paragraph-count="7" meta:word-count="48" meta:character-count="264" meta:non-whitespace-character-count="223"/>
  </office:meta>
</office:document-meta>
</file>